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99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0.99pt solid #000000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4" style:family="table-cell" style:parent-style-name="Default">
      <style:table-cell-properties fo:border-bottom="none" fo:border-left="0.99pt solid #000000" fo:border-right="none" fo:border-top="none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art_01-08" table:style-name="ta1">
        <table:table-column table:style-name="co1" table:default-cell-style-name="ce7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corto</text:p>
          </table:table-cell>
          <table:table-cell table:style-name="ce8" office:value-type="string" calcext:value-type="string">
            <text:p>V0.1</text:p>
          </table:table-cell>
          <table:table-cell table:style-name="ce8" office:value-type="string" calcext:value-type="string">
            <text:p>V0.3</text:p>
          </table:table-cell>
          <table:table-cell table:style-name="ce8" office:value-type="string" calcext:value-type="string">
            <text:p>V0.5</text:p>
          </table:table-cell>
          <table:table-cell table:style-name="ce10" office:value-type="string" calcext:value-type="string">
            <text:p>V0.8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V0.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99409" calcext:value-type="float">
            <text:p>0.799409</text:p>
          </table:table-cell>
          <table:table-cell table:style-name="ce9" office:value-type="float" office:value="0.823076" calcext:value-type="float">
            <text:p>0.823076</text:p>
          </table:table-cell>
          <table:table-cell table:style-name="ce9" office:value-type="float" office:value="0.808794" calcext:value-type="float">
            <text:p>0.808794</text:p>
          </table:table-cell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V0.3</text:p>
          </table:table-cell>
          <table:table-cell office:value-type="float" office:value="0.799409" calcext:value-type="float">
            <text:p>0.799409</text:p>
          </table:table-cell>
          <table:table-cell office:value-type="float" office:value="1" calcext:value-type="float">
            <text:p>1</text:p>
          </table:table-cell>
          <table:table-cell office:value-type="float" office:value="0.976496" calcext:value-type="float">
            <text:p>0.976496</text:p>
          </table:table-cell>
          <table:table-cell office:value-type="float" office:value="0.969019" calcext:value-type="float">
            <text:p>0.969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5</text:p>
          </table:table-cell>
          <table:table-cell table:style-name="ce9" office:value-type="float" office:value="0.823076" calcext:value-type="float">
            <text:p>0.823076</text:p>
          </table:table-cell>
          <table:table-cell table:style-name="ce9" office:value-type="float" office:value="0.976496" calcext:value-type="float">
            <text:p>0.97649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86119" calcext:value-type="float">
            <text:p>0.986119</text:p>
          </table:table-cell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V0.8</text:p>
          </table:table-cell>
          <table:table-cell office:value-type="float" office:value="0.808794" calcext:value-type="float">
            <text:p>0.808794</text:p>
          </table:table-cell>
          <table:table-cell office:value-type="float" office:value="0.969019" calcext:value-type="float">
            <text:p>0.969019</text:p>
          </table:table-cell>
          <table:table-cell office:value-type="float" office:value="0.986119" calcext:value-type="float">
            <text:p>0.9861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4" office:value-type="string" calcext:value-type="string">
            <text:p>portal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V0.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68116" calcext:value-type="float">
            <text:p>0.868116</text:p>
          </table:table-cell>
          <table:table-cell table:style-name="ce9" office:value-type="float" office:value="0.821274" calcext:value-type="float">
            <text:p>0.821274</text:p>
          </table:table-cell>
          <table:table-cell table:style-name="ce9" office:value-type="float" office:value="0.855141" calcext:value-type="float">
            <text:p>0.855141</text:p>
          </table:table-cell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V0.3</text:p>
          </table:table-cell>
          <table:table-cell office:value-type="float" office:value="0.868116" calcext:value-type="float">
            <text:p>0.868116</text:p>
          </table:table-cell>
          <table:table-cell office:value-type="float" office:value="1" calcext:value-type="float">
            <text:p>1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963538" calcext:value-type="float">
            <text:p>0.9635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5</text:p>
          </table:table-cell>
          <table:table-cell table:style-name="ce9" office:value-type="float" office:value="0.821274" calcext:value-type="float">
            <text:p>0.821274</text:p>
          </table:table-cell>
          <table:table-cell table:style-name="ce9" office:value-type="float" office:value="0.96772" calcext:value-type="float">
            <text:p>0.9677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70943" calcext:value-type="float">
            <text:p>0.970943</text:p>
          </table:table-cell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V0.8</text:p>
          </table:table-cell>
          <table:table-cell office:value-type="float" office:value="0.855141" calcext:value-type="float">
            <text:p>0.855141</text:p>
          </table:table-cell>
          <table:table-cell office:value-type="float" office:value="0.963538" calcext:value-type="float">
            <text:p>0.963538</text:p>
          </table:table-cell>
          <table:table-cell office:value-type="float" office:value="0.970943" calcext:value-type="float">
            <text:p>0.9709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4" office:value-type="string" calcext:value-type="string">
            <text:p>largo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V0.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60165" calcext:value-type="float">
            <text:p>0.860165</text:p>
          </table:table-cell>
          <table:table-cell table:style-name="ce9" office:value-type="float" office:value="0.847984" calcext:value-type="float">
            <text:p>0.847984</text:p>
          </table:table-cell>
          <table:table-cell table:style-name="ce9" office:value-type="float" office:value="0.821826" calcext:value-type="float">
            <text:p>0.821826</text:p>
          </table:table-cell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V0.3</text:p>
          </table:table-cell>
          <table:table-cell office:value-type="float" office:value="0.860165" calcext:value-type="float">
            <text:p>0.860165</text:p>
          </table:table-cell>
          <table:table-cell office:value-type="float" office:value="1" calcext:value-type="float">
            <text:p>1</text:p>
          </table:table-cell>
          <table:table-cell office:value-type="float" office:value="0.973122" calcext:value-type="float">
            <text:p>0.973122</text:p>
          </table:table-cell>
          <table:table-cell office:value-type="float" office:value="0.949467" calcext:value-type="float">
            <text:p>0.9494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5</text:p>
          </table:table-cell>
          <table:table-cell table:style-name="ce9" office:value-type="float" office:value="0.847984" calcext:value-type="float">
            <text:p>0.847984</text:p>
          </table:table-cell>
          <table:table-cell table:style-name="ce9" office:value-type="float" office:value="0.973122" calcext:value-type="float">
            <text:p>0.9731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69897" calcext:value-type="float">
            <text:p>0.969897</text:p>
          </table:table-cell>
          <table:table-cell table:style-name="ce9" table:number-columns-repeated="1019"/>
        </table:table-row>
        <table:table-row table:style-name="ro1">
          <table:table-cell table:style-name="ce5" office:value-type="string" calcext:value-type="string">
            <text:p>V0.8</text:p>
          </table:table-cell>
          <table:table-cell office:value-type="float" office:value="0.821826" calcext:value-type="float">
            <text:p>0.821826</text:p>
          </table:table-cell>
          <table:table-cell office:value-type="float" office:value="0.949467" calcext:value-type="float">
            <text:p>0.949467</text:p>
          </table:table-cell>
          <table:table-cell office:value-type="float" office:value="0.969897" calcext:value-type="float">
            <text:p>0.96989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V0.5: vector gradiente obtenido con un desplazamiento de 0.5A de c/ aminoácido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_1-8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2" office:value-type="string" calcext:value-type="string">
            <text:p>corto</text:p>
          </table:table-cell>
          <table:table-cell table:style-name="ce16" office:value-type="string" calcext:value-type="string">
            <text:p>V1</text:p>
          </table:table-cell>
          <table:table-cell table:style-name="ce16" office:value-type="string" calcext:value-type="string">
            <text:p>V3</text:p>
          </table:table-cell>
          <table:table-cell table:style-name="ce16" office:value-type="string" calcext:value-type="string">
            <text:p>V5</text:p>
          </table:table-cell>
          <table:table-cell table:style-name="ce18" office:value-type="string" calcext:value-type="string">
            <text:p>V8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V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95151" calcext:value-type="float">
            <text:p>0.895151</text:p>
          </table:table-cell>
          <table:table-cell table:style-name="ce9" office:value-type="float" office:value="0.846596" calcext:value-type="float">
            <text:p>0.846596</text:p>
          </table:table-cell>
          <table:table-cell table:style-name="ce9" office:value-type="float" office:value="0.804224" calcext:value-type="float">
            <text:p>0.804224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0.895151" calcext:value-type="float">
            <text:p>0.895151</text:p>
          </table:table-cell>
          <table:table-cell office:value-type="float" office:value="1" calcext:value-type="float">
            <text:p>1</text:p>
          </table:table-cell>
          <table:table-cell office:value-type="float" office:value="0.979878" calcext:value-type="float">
            <text:p>0.979878</text:p>
          </table:table-cell>
          <table:table-cell office:value-type="float" office:value="0.933496" calcext:value-type="float">
            <text:p>0.9334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5</text:p>
          </table:table-cell>
          <table:table-cell table:style-name="ce9" office:value-type="float" office:value="0.846596" calcext:value-type="float">
            <text:p>0.846596</text:p>
          </table:table-cell>
          <table:table-cell table:style-name="ce9" office:value-type="float" office:value="0.979878" calcext:value-type="float">
            <text:p>0.97987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68358" calcext:value-type="float">
            <text:p>0.968358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0.804224" calcext:value-type="float">
            <text:p>0.804224</text:p>
          </table:table-cell>
          <table:table-cell office:value-type="float" office:value="0.933496" calcext:value-type="float">
            <text:p>0.933496</text:p>
          </table:table-cell>
          <table:table-cell office:value-type="float" office:value="0.968358" calcext:value-type="float">
            <text:p>0.96835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4" office:value-type="string" calcext:value-type="string">
            <text:p>port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75475" calcext:value-type="float">
            <text:p>0.875475</text:p>
          </table:table-cell>
          <table:table-cell table:style-name="ce9" office:value-type="float" office:value="0.820658" calcext:value-type="float">
            <text:p>0.820658</text:p>
          </table:table-cell>
          <table:table-cell table:style-name="ce9" office:value-type="float" office:value="0.762401" calcext:value-type="float">
            <text:p>0.762401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0.875475" calcext:value-type="float">
            <text:p>0.875475</text:p>
          </table:table-cell>
          <table:table-cell office:value-type="float" office:value="1" calcext:value-type="float">
            <text:p>1</text:p>
          </table:table-cell>
          <table:table-cell office:value-type="float" office:value="0.963355" calcext:value-type="float">
            <text:p>0.963355</text:p>
          </table:table-cell>
          <table:table-cell office:value-type="float" office:value="0.906702" calcext:value-type="float">
            <text:p>0.9067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5</text:p>
          </table:table-cell>
          <table:table-cell table:style-name="ce9" office:value-type="float" office:value="0.820658" calcext:value-type="float">
            <text:p>0.820658</text:p>
          </table:table-cell>
          <table:table-cell table:style-name="ce9" office:value-type="float" office:value="0.963355" calcext:value-type="float">
            <text:p>0.96335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62246" calcext:value-type="float">
            <text:p>0.962246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0.762401" calcext:value-type="float">
            <text:p>0.762401</text:p>
          </table:table-cell>
          <table:table-cell office:value-type="float" office:value="0.906702" calcext:value-type="float">
            <text:p>0.906702</text:p>
          </table:table-cell>
          <table:table-cell office:value-type="float" office:value="0.962246" calcext:value-type="float">
            <text:p>0.9622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4" office:value-type="string" calcext:value-type="string">
            <text:p>lar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8063" calcext:value-type="float">
            <text:p>0.88063</text:p>
          </table:table-cell>
          <table:table-cell table:style-name="ce9" office:value-type="float" office:value="0.820842" calcext:value-type="float">
            <text:p>0.820842</text:p>
          </table:table-cell>
          <table:table-cell table:style-name="ce9" office:value-type="float" office:value="0.77292" calcext:value-type="float">
            <text:p>0.77292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0.88063" calcext:value-type="float">
            <text:p>0.88063</text:p>
          </table:table-cell>
          <table:table-cell office:value-type="float" office:value="1" calcext:value-type="float">
            <text:p>1</text:p>
          </table:table-cell>
          <table:table-cell office:value-type="float" office:value="0.964341" calcext:value-type="float">
            <text:p>0.964341</text:p>
          </table:table-cell>
          <table:table-cell office:value-type="float" office:value="0.882753" calcext:value-type="float">
            <text:p>0.8827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5</text:p>
          </table:table-cell>
          <table:table-cell table:style-name="ce9" office:value-type="float" office:value="0.820842" calcext:value-type="float">
            <text:p>0.820842</text:p>
          </table:table-cell>
          <table:table-cell table:style-name="ce9" office:value-type="float" office:value="0.964341" calcext:value-type="float">
            <text:p>0.96434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51108" calcext:value-type="float">
            <text:p>0.951108</text:p>
          </table:table-cell>
          <table:table-cell table:style-name="ce9" table:number-columns-repeated="1019"/>
        </table:table-row>
        <table:table-row table:style-name="ro1">
          <table:table-cell table:style-name="ce5" office:value-type="string" calcext:value-type="string">
            <text:p>V8</text:p>
          </table:table-cell>
          <table:table-cell office:value-type="float" office:value="0.77292" calcext:value-type="float">
            <text:p>0.77292</text:p>
          </table:table-cell>
          <table:table-cell office:value-type="float" office:value="0.882753" calcext:value-type="float">
            <text:p>0.882753</text:p>
          </table:table-cell>
          <table:table-cell office:value-type="float" office:value="0.951108" calcext:value-type="float">
            <text:p>0.9511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 table:number-columns-spanned="5" table:number-rows-spanned="1">
            <text:p>V5: vector gradiente obtenido con un desplazamiento de c/ modo de PCA normalizado y multiplicado por 5.</text:p>
          </table:table-cell>
          <table:covered-table-cell table:number-columns-repeated="4" table:style-name="ce17"/>
          <table:table-cell table:number-columns-repeated="1019"/>
        </table:table-row>
      </table:table>
      <table:table table:name="cart_001-008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corto</text:p>
          </table:table-cell>
          <table:table-cell table:style-name="ce8" office:value-type="string" calcext:value-type="string">
            <text:p>V0.01</text:p>
          </table:table-cell>
          <table:table-cell table:style-name="ce8" office:value-type="string" calcext:value-type="string">
            <text:p>V0.03</text:p>
          </table:table-cell>
          <table:table-cell table:style-name="ce8" office:value-type="string" calcext:value-type="string">
            <text:p>V0.05</text:p>
          </table:table-cell>
          <table:table-cell table:style-name="ce10" office:value-type="string" calcext:value-type="string">
            <text:p>V0.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0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4239" calcext:value-type="float">
            <text:p>0.54239</text:p>
          </table:table-cell>
          <table:table-cell table:style-name="ce9" office:value-type="float" office:value="0.559949" calcext:value-type="float">
            <text:p>0.559949</text:p>
          </table:table-cell>
          <table:table-cell table:style-name="ce9" office:value-type="float" office:value="0.557998" calcext:value-type="float">
            <text:p>0.557998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03</text:p>
          </table:table-cell>
          <table:table-cell office:value-type="float" office:value="0.54239" calcext:value-type="float">
            <text:p>0.54239</text:p>
          </table:table-cell>
          <table:table-cell office:value-type="float" office:value="1" calcext:value-type="float">
            <text:p>1</text:p>
          </table:table-cell>
          <table:table-cell office:value-type="float" office:value="0.728281" calcext:value-type="float">
            <text:p>0.728281</text:p>
          </table:table-cell>
          <table:table-cell office:value-type="float" office:value="0.671759" calcext:value-type="float">
            <text:p>0.6717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05</text:p>
          </table:table-cell>
          <table:table-cell table:style-name="ce9" office:value-type="float" office:value="0.559949" calcext:value-type="float">
            <text:p>0.559949</text:p>
          </table:table-cell>
          <table:table-cell table:style-name="ce9" office:value-type="float" office:value="0.728281" calcext:value-type="float">
            <text:p>0.72828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60533" calcext:value-type="float">
            <text:p>0.860533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08</text:p>
          </table:table-cell>
          <table:table-cell office:value-type="float" office:value="0.557998" calcext:value-type="float">
            <text:p>0.557998</text:p>
          </table:table-cell>
          <table:table-cell office:value-type="float" office:value="0.671759" calcext:value-type="float">
            <text:p>0.671759</text:p>
          </table:table-cell>
          <table:table-cell office:value-type="float" office:value="0.860533" calcext:value-type="float">
            <text:p>0.86053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ort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0.0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95428" calcext:value-type="float">
            <text:p>0.595428</text:p>
          </table:table-cell>
          <table:table-cell table:style-name="ce9" office:value-type="float" office:value="0.551571" calcext:value-type="float">
            <text:p>0.551571</text:p>
          </table:table-cell>
          <table:table-cell table:style-name="ce9" office:value-type="float" office:value="0.59123" calcext:value-type="float">
            <text:p>0.59123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03</text:p>
          </table:table-cell>
          <table:table-cell office:value-type="float" office:value="0.595428" calcext:value-type="float">
            <text:p>0.595428</text:p>
          </table:table-cell>
          <table:table-cell office:value-type="float" office:value="1" calcext:value-type="float">
            <text:p>1</text:p>
          </table:table-cell>
          <table:table-cell office:value-type="float" office:value="0.826484" calcext:value-type="float">
            <text:p>0.826484</text:p>
          </table:table-cell>
          <table:table-cell office:value-type="float" office:value="0.758894" calcext:value-type="float">
            <text:p>0.7588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05</text:p>
          </table:table-cell>
          <table:table-cell table:style-name="ce9" office:value-type="float" office:value="0.551571" calcext:value-type="float">
            <text:p>0.551571</text:p>
          </table:table-cell>
          <table:table-cell table:style-name="ce9" office:value-type="float" office:value="0.826484" calcext:value-type="float">
            <text:p>0.82648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78124" calcext:value-type="float">
            <text:p>0.878124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08</text:p>
          </table:table-cell>
          <table:table-cell office:value-type="float" office:value="0.59123" calcext:value-type="float">
            <text:p>0.59123</text:p>
          </table:table-cell>
          <table:table-cell office:value-type="float" office:value="0.758894" calcext:value-type="float">
            <text:p>0.758894</text:p>
          </table:table-cell>
          <table:table-cell office:value-type="float" office:value="0.878124" calcext:value-type="float">
            <text:p>0.8781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ar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0.0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654596" calcext:value-type="float">
            <text:p>0.654596</text:p>
          </table:table-cell>
          <table:table-cell table:style-name="ce9" office:value-type="float" office:value="0.567085" calcext:value-type="float">
            <text:p>0.567085</text:p>
          </table:table-cell>
          <table:table-cell table:style-name="ce9" office:value-type="float" office:value="0.540419" calcext:value-type="float">
            <text:p>0.540419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03</text:p>
          </table:table-cell>
          <table:table-cell office:value-type="float" office:value="0.654596" calcext:value-type="float">
            <text:p>0.654596</text:p>
          </table:table-cell>
          <table:table-cell office:value-type="float" office:value="1" calcext:value-type="float">
            <text:p>1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764374" calcext:value-type="float">
            <text:p>0.7643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05</text:p>
          </table:table-cell>
          <table:table-cell table:style-name="ce9" office:value-type="float" office:value="0.567085" calcext:value-type="float">
            <text:p>0.567085</text:p>
          </table:table-cell>
          <table:table-cell table:style-name="ce9" office:value-type="float" office:value="0.865008" calcext:value-type="float">
            <text:p>0.86500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01275" calcext:value-type="float">
            <text:p>0.901275</text:p>
          </table:table-cell>
          <table:table-cell table:style-name="ce9" table:number-columns-repeated="1019"/>
        </table:table-row>
        <table:table-row table:style-name="ro1">
          <table:table-cell table:style-name="ce5" office:value-type="string" calcext:value-type="string">
            <text:p>V0.08</text:p>
          </table:table-cell>
          <table:table-cell office:value-type="float" office:value="0.540419" calcext:value-type="float">
            <text:p>0.540419</text:p>
          </table:table-cell>
          <table:table-cell office:value-type="float" office:value="0.764374" calcext:value-type="float">
            <text:p>0.764374</text:p>
          </table:table-cell>
          <table:table-cell office:value-type="float" office:value="0.901275" calcext:value-type="float">
            <text:p>0.9012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V0.05: vector gradiente obtenido con un desplazamiento de 0.05A de c/ aminoácido</text:p>
          </table:table-cell>
          <table:covered-table-cell table:number-columns-repeated="4"/>
          <table:table-cell table:number-columns-repeated="1019"/>
        </table:table-row>
      </table:table>
      <table:table table:name="mod_01-08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2" office:value-type="string" calcext:value-type="string">
            <text:p>corto</text:p>
          </table:table-cell>
          <table:table-cell table:style-name="ce16" office:value-type="string" calcext:value-type="string">
            <text:p>V0.1</text:p>
          </table:table-cell>
          <table:table-cell table:style-name="ce16" office:value-type="string" calcext:value-type="string">
            <text:p>V0.3</text:p>
          </table:table-cell>
          <table:table-cell table:style-name="ce16" office:value-type="string" calcext:value-type="string">
            <text:p>V0.5</text:p>
          </table:table-cell>
          <table:table-cell table:style-name="ce18" office:value-type="string" calcext:value-type="string">
            <text:p>V0.8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V0.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8132" calcext:value-type="float">
            <text:p>0.28132</text:p>
          </table:table-cell>
          <table:table-cell table:style-name="ce9" office:value-type="float" office:value="0.459523" calcext:value-type="float">
            <text:p>0.459523</text:p>
          </table:table-cell>
          <table:table-cell table:style-name="ce9" office:value-type="float" office:value="0.472678" calcext:value-type="float">
            <text:p>0.472678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3</text:p>
          </table:table-cell>
          <table:table-cell office:value-type="float" office:value="0.28132" calcext:value-type="float">
            <text:p>0.28132</text:p>
          </table:table-cell>
          <table:table-cell office:value-type="float" office:value="1" calcext:value-type="float">
            <text:p>1</text:p>
          </table:table-cell>
          <table:table-cell office:value-type="float" office:value="0.862238" calcext:value-type="float">
            <text:p>0.862238</text:p>
          </table:table-cell>
          <table:table-cell office:value-type="float" office:value="0.729581" calcext:value-type="float">
            <text:p>0.7295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5</text:p>
          </table:table-cell>
          <table:table-cell table:style-name="ce9" office:value-type="float" office:value="0.459523" calcext:value-type="float">
            <text:p>0.459523</text:p>
          </table:table-cell>
          <table:table-cell table:style-name="ce9" office:value-type="float" office:value="0.862238" calcext:value-type="float">
            <text:p>0.86223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909615" calcext:value-type="float">
            <text:p>0.909615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8</text:p>
          </table:table-cell>
          <table:table-cell office:value-type="float" office:value="0.472678" calcext:value-type="float">
            <text:p>0.472678</text:p>
          </table:table-cell>
          <table:table-cell office:value-type="float" office:value="0.729581" calcext:value-type="float">
            <text:p>0.729581</text:p>
          </table:table-cell>
          <table:table-cell office:value-type="float" office:value="0.909615" calcext:value-type="float">
            <text:p>0.9096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4" office:value-type="string" calcext:value-type="string">
            <text:p>port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0.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83193" calcext:value-type="float">
            <text:p>0.883193</text:p>
          </table:table-cell>
          <table:table-cell table:style-name="ce9" office:value-type="float" office:value="0.807711" calcext:value-type="float">
            <text:p>0.807711</text:p>
          </table:table-cell>
          <table:table-cell table:style-name="ce9" office:value-type="float" office:value="0.499226" calcext:value-type="float">
            <text:p>0.499226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3</text:p>
          </table:table-cell>
          <table:table-cell office:value-type="float" office:value="0.883193" calcext:value-type="float">
            <text:p>0.883193</text:p>
          </table:table-cell>
          <table:table-cell office:value-type="float" office:value="1" calcext:value-type="float">
            <text:p>1</text:p>
          </table:table-cell>
          <table:table-cell office:value-type="float" office:value="0.805441" calcext:value-type="float">
            <text:p>0.805441</text:p>
          </table:table-cell>
          <table:table-cell office:value-type="float" office:value="0.480338" calcext:value-type="float">
            <text:p>0.480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5</text:p>
          </table:table-cell>
          <table:table-cell table:style-name="ce9" office:value-type="float" office:value="0.807711" calcext:value-type="float">
            <text:p>0.807711</text:p>
          </table:table-cell>
          <table:table-cell table:style-name="ce9" office:value-type="float" office:value="0.805441" calcext:value-type="float">
            <text:p>0.80544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99678" calcext:value-type="float">
            <text:p>0.799678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8</text:p>
          </table:table-cell>
          <table:table-cell office:value-type="float" office:value="0.499226" calcext:value-type="float">
            <text:p>0.499226</text:p>
          </table:table-cell>
          <table:table-cell office:value-type="float" office:value="0.480338" calcext:value-type="float">
            <text:p>0.480338</text:p>
          </table:table-cell>
          <table:table-cell office:value-type="float" office:value="0.799678" calcext:value-type="float">
            <text:p>0.79967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4" office:value-type="string" calcext:value-type="string">
            <text:p>lar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0.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490983" calcext:value-type="float">
            <text:p>0.490983</text:p>
          </table:table-cell>
          <table:table-cell table:style-name="ce9" office:value-type="float" office:value="0.343495" calcext:value-type="float">
            <text:p>0.343495</text:p>
          </table:table-cell>
          <table:table-cell table:style-name="ce9" office:value-type="float" office:value="0.374289" calcext:value-type="float">
            <text:p>0.374289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V0.3</text:p>
          </table:table-cell>
          <table:table-cell office:value-type="float" office:value="0.490983" calcext:value-type="float">
            <text:p>0.490983</text:p>
          </table:table-cell>
          <table:table-cell office:value-type="float" office:value="1" calcext:value-type="float">
            <text:p>1</text:p>
          </table:table-cell>
          <table:table-cell office:value-type="float" office:value="0.804273" calcext:value-type="float">
            <text:p>0.804273</text:p>
          </table:table-cell>
          <table:table-cell office:value-type="float" office:value="0.749838" calcext:value-type="float">
            <text:p>0.7498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0.5</text:p>
          </table:table-cell>
          <table:table-cell table:style-name="ce9" office:value-type="float" office:value="0.343495" calcext:value-type="float">
            <text:p>0.343495</text:p>
          </table:table-cell>
          <table:table-cell table:style-name="ce9" office:value-type="float" office:value="0.804273" calcext:value-type="float">
            <text:p>0.80427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69633" calcext:value-type="float">
            <text:p>0.869633</text:p>
          </table:table-cell>
          <table:table-cell table:style-name="ce9" table:number-columns-repeated="1019"/>
        </table:table-row>
        <table:table-row table:style-name="ro1">
          <table:table-cell table:style-name="ce5" office:value-type="string" calcext:value-type="string">
            <text:p>V0.8</text:p>
          </table:table-cell>
          <table:table-cell office:value-type="float" office:value="0.374289" calcext:value-type="float">
            <text:p>0.374289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869633" calcext:value-type="float">
            <text:p>0.86963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 table:number-columns-spanned="5" table:number-rows-spanned="1">
            <text:p>V0.5: vector gradiente obtenido con un desplazamiento de c/ modo de PCA normalizado y multiplicado por 0.5.</text:p>
          </table:table-cell>
          <table:covered-table-cell table:number-columns-repeated="4" table:style-name="ce17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8:58:57.413848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21:28:35.191735343</meta:creation-date>
    <dc:date>2016-05-26T19:09:05.164030500</dc:date>
    <meta:editing-duration>PT32M48S</meta:editing-duration>
    <meta:editing-cycles>10</meta:editing-cycles>
    <meta:generator>LibreOffice/5.0.5.2$Linux_X86_64 LibreOffice_project/00m0$Build-2</meta:generator>
    <meta:document-statistic meta:table-count="4" meta:cell-count="272" meta:object-count="0"/>
  </office:meta>
</office:document-meta>
</file>